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453.4pt" svg:height="255.23pt" svg:x="301.49pt" svg:y="0.03pt">
            <loext:p draw:notify-on-update-of-ranges="Sheet2.A2:Sheet2.A2 Sheet2.B2:Sheet2.B2 Sheet2.D2:Sheet2.D11 Sheet2.A3:Sheet2.A3 Sheet2.B3:Sheet2.B3 Sheet2.A4:Sheet2.A4 Sheet2.B4:Sheet2.B4 Sheet2.A5:Sheet2.A5 Sheet2.B5:Sheet2.B5 Sheet2.A6:Sheet2.A6 Sheet2.B6:Sheet2.B6 Sheet2.A7:Sheet2.A7 Sheet2.B7:Sheet2.B7 Sheet2.A8:Sheet2.A8 Sheet2.B8:Sheet2.B8 Sheet2.A9:Sheet2.A9 Sheet2.B9:Sheet2.B9 Sheet2.A10:Sheet2.A10 Sheet2.B10:Sheet2.B10 Sheet2.A11:Sheet2.A11 Sheet2.B11:Sheet2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5.26pt" svg:x="303.82pt" svg:y="271.81pt">
            <loext:p draw:notify-on-update-of-ranges="Sheet2.A23:Sheet2.A23 Sheet2.B23:Sheet2.B23 Sheet2.A24:Sheet2.A24 Sheet2.B24:Sheet2.B24 Sheet2.A25:Sheet2.A25 Sheet2.B25:Sheet2.B25 Sheet2.A26:Sheet2.A26 Sheet2.B26:Sheet2.B26 Sheet2.A27:Sheet2.A27 Sheet2.B27:Sheet2.B27 Sheet2.A28:Sheet2.A28 Sheet2.B28:Sheet2.B28 Sheet2.A29:Sheet2.A29 Sheet2.B29:Sheet2.B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4pt" svg:height="255.23pt" svg:x="303.82pt" svg:y="566.22pt">
            <loext:p draw:notify-on-update-of-ranges="Sheet2.A45:Sheet2.A45 Sheet2.B45:Sheet2.B45 Sheet2.A46:Sheet2.A46 Sheet2.B46:Sheet2.B46 Sheet2.A47:Sheet2.A47 Sheet2.B47:Sheet2.B47 Sheet2.A48:Sheet2.A48 Sheet2.B48:Sheet2.B48 Sheet2.A49:Sheet2.A49 Sheet2.B49:Sheet2.B49 Sheet2.A50:Sheet2.A50 Sheet2.B50:Sheet2.B50 Sheet2.A51:Sheet2.A51 Sheet2.B51:Sheet2.B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40053118" calcext:value-type="float">
            <text:p>40,053,118</text:p>
          </table:table-cell>
          <table:table-cell table:style-name="ce6" office:value-type="percentage" office:value="0.006" calcext:value-type="percentage">
            <text:p>0.60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30697717" calcext:value-type="float">
            <text:p>30,697,717</text:p>
          </table:table-cell>
          <table:table-cell office:value-type="percentage" office:value="0.0075" calcext:value-type="percentage">
            <text:p>0.75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3368025" calcext:value-type="float">
            <text:p>13,368,025</text:p>
          </table:table-cell>
          <table:table-cell office:value-type="percentage" office:value="0.0084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office:value-type="float" office:value="13288319" calcext:value-type="float">
            <text:p>13,288,319</text:p>
          </table:table-cell>
          <table:table-cell office:value-type="percentage" office:value="0.0091" calcext:value-type="percentage">
            <text:p>0.91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11607458" calcext:value-type="float">
            <text:p>11,607,458</text:p>
          </table:table-cell>
          <table:table-cell office:value-type="percentage" office:value="0.0079" calcext:value-type="percentage">
            <text:p>0.79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9663298" calcext:value-type="float">
            <text:p>9,663,298</text:p>
          </table:table-cell>
          <table:table-cell office:value-type="percentage" office:value="0.0114" calcext:value-type="percentage">
            <text:p>1.14%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office:value-type="float" office:value="9428550" calcext:value-type="float">
            <text:p>9,428,550</text:p>
          </table:table-cell>
          <table:table-cell office:value-type="percentage" office:value="0.006" calcext:value-type="percentage">
            <text:p>0.60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4365704" calcext:value-type="float">
            <text:p>4,365,704</text:p>
          </table:table-cell>
          <table:table-cell office:value-type="percentage" office:value="0.008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2166492" calcext:value-type="float">
            <text:p>2,166,492</text:p>
          </table:table-cell>
          <table:table-cell office:value-type="percentage" office:value="0.0102" calcext:value-type="percentage">
            <text:p>1.02%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office:value-type="float" office:value="1147866" calcext:value-type="float">
            <text:p>1,147,866</text:p>
          </table:table-cell>
          <table:table-cell office:value-type="percentage" office:value="0.0058" calcext:value-type="percentage">
            <text:p>0.58%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23194668" calcext:value-type="float">
            <text:p>23,194,668</text:p>
          </table:table-cell>
          <table:table-cell table:style-name="ce6" office:value-type="percentage" office:value="0.0071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1466193" calcext:value-type="float">
            <text:p>11,466,193</text:p>
          </table:table-cell>
          <table:table-cell office:value-type="percentage" office:value="0.0065" calcext:value-type="percentage">
            <text:p>0.65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8475388" calcext:value-type="float">
            <text:p>8,475,388</text:p>
          </table:table-cell>
          <table:table-cell office:value-type="percentage" office:value="0.007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7565765" calcext:value-type="float">
            <text:p>7,565,765</text:p>
          </table:table-cell>
          <table:table-cell office:value-type="percentage" office:value="0.0111" calcext:value-type="percentage">
            <text:p>1.11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1999833" calcext:value-type="float">
            <text:p>1,999,833</text:p>
          </table:table-cell>
          <table:table-cell office:value-type="percentage" office:value="0.0069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1411535" calcext:value-type="float">
            <text:p>1,411,535</text:p>
          </table:table-cell>
          <table:table-cell office:value-type="percentage" office:value="0.0087" calcext:value-type="percentage">
            <text:p>0.87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875786" calcext:value-type="float">
            <text:p>875,786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1" table:number-rows-repeated="11"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tions / second</text:p>
          </table:table-cell>
          <table:table-cell office:value-type="string" calcext:value-type="string">
            <text:p>Relative margin of error</text:p>
          </table:table-cell>
        </table:table-row>
        <table:table-row table:style-name="ro1">
          <table:table-cell table:style-name="ce3" office:value-type="string" calcext:value-type="string">
            <text:p>moize</text:p>
          </table:table-cell>
          <table:table-cell table:style-name="ce4" office:value-type="float" office:value="23285445" calcext:value-type="float">
            <text:p>23,285,445</text:p>
          </table:table-cell>
          <table:table-cell table:style-name="ce6" office:value-type="percentage" office:value="0.0083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office:value-type="float" office:value="8448823" calcext:value-type="float">
            <text:p>8,448,823</text:p>
          </table:table-cell>
          <table:table-cell office:value-type="percentage" office:value="0.0074" calcext:value-type="percentage">
            <text:p>0.74%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office:value-type="float" office:value="7625557" calcext:value-type="float">
            <text:p>7,625,557</text:p>
          </table:table-cell>
          <table:table-cell office:value-type="percentage" office:value="0.0093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moize (serialized)</text:p>
          </table:table-cell>
          <table:table-cell office:value-type="float" office:value="1883552" calcext:value-type="float">
            <text:p>1,883,552</text:p>
          </table:table-cell>
          <table:table-cell office:value-type="percentage" office:value="0.0069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office:value-type="float" office:value="1393975" calcext:value-type="float">
            <text:p>1,393,975</text:p>
          </table:table-cell>
          <table:table-cell office:value-type="percentage" office:value="0.0082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Addy Osmani</text:p>
          </table:table-cell>
          <table:table-cell office:value-type="float" office:value="1065637" calcext:value-type="float">
            <text:p>1,065,637</text:p>
          </table:table-cell>
          <table:table-cell office:value-type="percentage" office:value="0.0091" calcext:value-type="percentage">
            <text:p>0.91%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office:value-type="float" office:value="760402" calcext:value-type="float">
            <text:p>760,402</text:p>
          </table:table-cell>
          <table:table-cell office:value-type="percentage" office:value="0.0074" calcext:value-type="percentage">
            <text:p>0.74%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7:21:54.05202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7-16T18:04:06.979388604</dc:date>
    <meta:editing-duration>PT4H44M46S</meta:editing-duration>
    <meta:editing-cycles>18</meta:editing-cycles>
    <meta:generator>LibreOffice/5.3.4.2$Linux_X86_64 LibreOffice_project/30m0$Build-2</meta:generator>
    <meta:document-statistic meta:table-count="1" meta:cell-count="78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7fff00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d27e2b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2.542cm" svg:y="2.227cm" style:legend-expansion="high" chart:style-name="ch2"/>
        <chart:plot-area chart:style-name="ch3" table:cell-range-address="Sheet2.A2:Sheet2.B11 Sheet2.D2:Sheet2.D11" chart:data-source-has-labels="column" svg:x="0.319cm" svg:y="0.18cm" svg:width="11.904cm" svg:height="8.645cm">
          <chartooo:coordinate-region svg:x="0.412cm" svg:y="0.18cm" svg:width="10.963cm" svg:height="8.0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" chart:label-cell-address="Sheet2.A2:Sheet2.A2" chart:class="chart:bar">
            <chart:data-point chart:repeated="10"/>
            <loext:propertry-mapping loext:property="FillColor" loext:cell-range-address="Sheet2.D2:Sheet2.D11"/>
          </chart:series>
          <chart:series chart:style-name="ch8" chart:values-cell-range-address="Sheet2.B3:Sheet2.B3" chart:label-cell-address="Sheet2.A3:Sheet2.A3" chart:class="chart:bar">
            <chart:data-point/>
          </chart:series>
          <chart:series chart:style-name="ch9" chart:values-cell-range-address="Sheet2.B4:Sheet2.B4" chart:label-cell-address="Sheet2.A4:Sheet2.A4" chart:class="chart:bar">
            <chart:data-point chart:style-name="ch10"/>
          </chart:series>
          <chart:series chart:style-name="ch11" chart:values-cell-range-address="Sheet2.B5:Sheet2.B5" chart:label-cell-address="Sheet2.A5:Sheet2.A5" chart:class="chart:bar">
            <chart:data-point/>
          </chart:series>
          <chart:series chart:style-name="ch12" chart:values-cell-range-address="Sheet2.B6:Sheet2.B6" chart:label-cell-address="Sheet2.A6:Sheet2.A6" chart:class="chart:bar">
            <chart:data-point/>
          </chart:series>
          <chart:series chart:style-name="ch13" chart:values-cell-range-address="Sheet2.B7:Sheet2.B7" chart:label-cell-address="Sheet2.A7:Sheet2.A7" chart:class="chart:bar">
            <chart:data-point/>
          </chart:series>
          <chart:series chart:style-name="ch14" chart:values-cell-range-address="Sheet2.B8:Sheet2.B8" chart:label-cell-address="Sheet2.A8:Sheet2.A8" chart:class="chart:bar">
            <chart:data-point/>
          </chart:series>
          <chart:series chart:style-name="ch15" chart:values-cell-range-address="Sheet2.B9:Sheet2.B9" chart:label-cell-address="Sheet2.A9:Sheet2.A9" chart:class="chart:bar">
            <chart:data-point/>
          </chart:series>
          <chart:series chart:style-name="ch16" chart:values-cell-range-address="Sheet2.B10:Sheet2.B10" chart:label-cell-address="Sheet2.A10:Sheet2.A10" chart:class="chart:bar">
            <chart:data-point/>
          </chart:series>
          <chart:series chart:style-name="ch17" chart:values-cell-range-address="Sheet2.B11:Sheet2.B11" chart:label-cell-address="Sheet2.A11:Sheet2.A1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2:Sheet2.A2</svg:desc>
                </draw:g>
              </table:table-cell>
              <table:table-cell office:value-type="float" office:value="40053118">
                <text:p>40053118</text:p>
                <draw:g>
                  <svg:desc>Sheet2.B2:Sheet2.B2</svg:desc>
                </draw:g>
              </table:table-cell>
            </table:table-row>
            <table:table-row>
              <table:table-cell office:value-type="string">
                <text:p>Column D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D2:Sheet2.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memoize</text:p>
                <draw:g>
                  <svg:desc>Sheet2.A3:Sheet2.A3</svg:desc>
                </draw:g>
              </table:table-cell>
              <table:table-cell office:value-type="float" office:value="30697717">
                <text:p>30697717</text:p>
                <draw:g>
                  <svg:desc>Sheet2.B3:Sheet2.B3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4:Sheet2.A4</svg:desc>
                </draw:g>
              </table:table-cell>
              <table:table-cell office:value-type="float" office:value="13368025">
                <text:p>13368025</text:p>
                <draw:g>
                  <svg:desc>Sheet2.B4:Sheet2.B4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Sheet2.A5:Sheet2.A5</svg:desc>
                </draw:g>
              </table:table-cell>
              <table:table-cell office:value-type="float" office:value="13288319">
                <text:p>13288319</text:p>
                <draw:g>
                  <svg:desc>Sheet2.B5:Sheet2.B5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6:Sheet2.A6</svg:desc>
                </draw:g>
              </table:table-cell>
              <table:table-cell office:value-type="float" office:value="11607458">
                <text:p>11607458</text:p>
                <draw:g>
                  <svg:desc>Sheet2.B6:Sheet2.B6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7:Sheet2.A7</svg:desc>
                </draw:g>
              </table:table-cell>
              <table:table-cell office:value-type="float" office:value="9663298">
                <text:p>9663298</text:p>
                <draw:g>
                  <svg:desc>Sheet2.B7:Sheet2.B7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Sheet2.A8:Sheet2.A8</svg:desc>
                </draw:g>
              </table:table-cell>
              <table:table-cell office:value-type="float" office:value="9428550">
                <text:p>9428550</text:p>
                <draw:g>
                  <svg:desc>Sheet2.B8:Sheet2.B8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9:Sheet2.A9</svg:desc>
                </draw:g>
              </table:table-cell>
              <table:table-cell office:value-type="float" office:value="4365704">
                <text:p>4365704</text:p>
                <draw:g>
                  <svg:desc>Sheet2.B9:Sheet2.B9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10:Sheet2.A10</svg:desc>
                </draw:g>
              </table:table-cell>
              <table:table-cell office:value-type="float" office:value="2166492">
                <text:p>2166492</text:p>
                <draw:g>
                  <svg:desc>Sheet2.B10:Sheet2.B10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Sheet2.A11:Sheet2.A11</svg:desc>
                </draw:g>
              </table:table-cell>
              <table:table-cell office:value-type="float" office:value="1147866">
                <text:p>1147866</text:p>
                <draw:g>
                  <svg:desc>Sheet2.B11:Sheet2.B1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7fff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be7e3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2.542cm" svg:y="2.895cm" style:legend-expansion="high" chart:style-name="ch2"/>
        <chart:plot-area chart:style-name="ch3" table:cell-range-address="Sheet2.A23:Sheet2.B29" chart:data-source-has-labels="column" svg:x="0.319cm" svg:y="0.18cm" svg:width="11.904cm" svg:height="8.646cm">
          <chartooo:coordinate-region svg:x="0.412cm" svg:y="0.18cm" svg:width="10.963cm" svg:height="8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3:Sheet2.B23" chart:label-cell-address="Sheet2.A23:Sheet2.A23" chart:class="chart:bar">
            <chart:data-point/>
          </chart:series>
          <chart:series chart:style-name="ch8" chart:values-cell-range-address="Sheet2.B24:Sheet2.B24" chart:label-cell-address="Sheet2.A24:Sheet2.A24" chart:class="chart:bar">
            <chart:data-point/>
          </chart:series>
          <chart:series chart:style-name="ch9" chart:values-cell-range-address="Sheet2.B25:Sheet2.B25" chart:label-cell-address="Sheet2.A25:Sheet2.A25" chart:class="chart:bar">
            <chart:data-point/>
          </chart:series>
          <chart:series chart:style-name="ch10" chart:values-cell-range-address="Sheet2.B26:Sheet2.B26" chart:label-cell-address="Sheet2.A26:Sheet2.A26" chart:class="chart:bar">
            <chart:data-point/>
          </chart:series>
          <chart:series chart:style-name="ch11" chart:values-cell-range-address="Sheet2.B27:Sheet2.B27" chart:label-cell-address="Sheet2.A27:Sheet2.A27" chart:class="chart:bar">
            <chart:data-point/>
          </chart:series>
          <chart:series chart:style-name="ch12" chart:values-cell-range-address="Sheet2.B28:Sheet2.B28" chart:label-cell-address="Sheet2.A28:Sheet2.A28" chart:class="chart:bar">
            <chart:data-point/>
          </chart:series>
          <chart:series chart:style-name="ch13" chart:values-cell-range-address="Sheet2.B29:Sheet2.B29" chart:label-cell-address="Sheet2.A29:Sheet2.A2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23:Sheet2.A23</svg:desc>
                </draw:g>
              </table:table-cell>
              <table:table-cell office:value-type="float" office:value="23194668">
                <text:p>23194668</text:p>
                <draw:g>
                  <svg:desc>Sheet2.B23:Sheet2.B23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24:Sheet2.A24</svg:desc>
                </draw:g>
              </table:table-cell>
              <table:table-cell office:value-type="float" office:value="11466193">
                <text:p>11466193</text:p>
                <draw:g>
                  <svg:desc>Sheet2.B24:Sheet2.B24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25:Sheet2.A25</svg:desc>
                </draw:g>
              </table:table-cell>
              <table:table-cell office:value-type="float" office:value="8475388">
                <text:p>8475388</text:p>
                <draw:g>
                  <svg:desc>Sheet2.B25:Sheet2.B25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26:Sheet2.A26</svg:desc>
                </draw:g>
              </table:table-cell>
              <table:table-cell office:value-type="float" office:value="7565765">
                <text:p>7565765</text:p>
                <draw:g>
                  <svg:desc>Sheet2.B26:Sheet2.B26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27:Sheet2.A27</svg:desc>
                </draw:g>
              </table:table-cell>
              <table:table-cell office:value-type="float" office:value="1999833">
                <text:p>1999833</text:p>
                <draw:g>
                  <svg:desc>Sheet2.B27:Sheet2.B27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28:Sheet2.A28</svg:desc>
                </draw:g>
              </table:table-cell>
              <table:table-cell office:value-type="float" office:value="1411535">
                <text:p>1411535</text:p>
                <draw:g>
                  <svg:desc>Sheet2.B28:Sheet2.B28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Sheet2.A29:Sheet2.A29</svg:desc>
                </draw:g>
              </table:table-cell>
              <table:table-cell office:value-type="float" office:value="875786">
                <text:p>875786</text:p>
                <draw:g>
                  <svg:desc>Sheet2.B29:Sheet2.B2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007f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7fff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be7e3f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7ff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2.542cm" svg:y="2.894cm" style:legend-expansion="high" chart:style-name="ch2"/>
        <chart:plot-area chart:style-name="ch3" table:cell-range-address="Sheet2.A45:Sheet2.B51" chart:data-source-has-labels="column" svg:x="0.319cm" svg:y="0.18cm" svg:width="11.904cm" svg:height="8.645cm">
          <chartooo:coordinate-region svg:x="0.412cm" svg:y="0.18cm" svg:width="10.963cm" svg:height="8.0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5:Sheet2.B45" chart:label-cell-address="Sheet2.A45:Sheet2.A45" chart:class="chart:bar">
            <chart:data-point/>
          </chart:series>
          <chart:series chart:style-name="ch8" chart:values-cell-range-address="Sheet2.B46:Sheet2.B46" chart:label-cell-address="Sheet2.A46:Sheet2.A46" chart:class="chart:bar">
            <chart:data-point/>
          </chart:series>
          <chart:series chart:style-name="ch9" chart:values-cell-range-address="Sheet2.B47:Sheet2.B47" chart:label-cell-address="Sheet2.A47:Sheet2.A47" chart:class="chart:bar">
            <chart:data-point/>
          </chart:series>
          <chart:series chart:style-name="ch10" chart:values-cell-range-address="Sheet2.B48:Sheet2.B48" chart:label-cell-address="Sheet2.A48:Sheet2.A48" chart:class="chart:bar">
            <chart:data-point/>
          </chart:series>
          <chart:series chart:style-name="ch11" chart:values-cell-range-address="Sheet2.B49:Sheet2.B49" chart:label-cell-address="Sheet2.A49:Sheet2.A49" chart:class="chart:bar">
            <chart:data-point/>
          </chart:series>
          <chart:series chart:style-name="ch12" chart:values-cell-range-address="Sheet2.B50:Sheet2.B50" chart:label-cell-address="Sheet2.A50:Sheet2.A50" chart:class="chart:bar">
            <chart:data-point/>
          </chart:series>
          <chart:series chart:style-name="ch13" chart:values-cell-range-address="Sheet2.B51:Sheet2.B51" chart:label-cell-address="Sheet2.A51:Sheet2.A5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Sheet2.A45:Sheet2.A45</svg:desc>
                </draw:g>
              </table:table-cell>
              <table:table-cell office:value-type="float" office:value="23285445">
                <text:p>23285445</text:p>
                <draw:g>
                  <svg:desc>Sheet2.B45:Sheet2.B45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Sheet2.A46:Sheet2.A46</svg:desc>
                </draw:g>
              </table:table-cell>
              <table:table-cell office:value-type="float" office:value="8448823">
                <text:p>8448823</text:p>
                <draw:g>
                  <svg:desc>Sheet2.B46:Sheet2.B46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Sheet2.A47:Sheet2.A47</svg:desc>
                </draw:g>
              </table:table-cell>
              <table:table-cell office:value-type="float" office:value="7625557">
                <text:p>7625557</text:p>
                <draw:g>
                  <svg:desc>Sheet2.B47:Sheet2.B47</svg:desc>
                </draw:g>
              </table:table-cell>
            </table:table-row>
            <table:table-row>
              <table:table-cell office:value-type="string">
                <text:p>moize (serialized)</text:p>
                <draw:g>
                  <svg:desc>Sheet2.A48:Sheet2.A48</svg:desc>
                </draw:g>
              </table:table-cell>
              <table:table-cell office:value-type="float" office:value="1883552">
                <text:p>1883552</text:p>
                <draw:g>
                  <svg:desc>Sheet2.B48:Sheet2.B48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Sheet2.A49:Sheet2.A49</svg:desc>
                </draw:g>
              </table:table-cell>
              <table:table-cell office:value-type="float" office:value="1393975">
                <text:p>1393975</text:p>
                <draw:g>
                  <svg:desc>Sheet2.B49:Sheet2.B49</svg:desc>
                </draw:g>
              </table:table-cell>
            </table:table-row>
            <table:table-row>
              <table:table-cell office:value-type="string">
                <text:p>Addy Osmani</text:p>
                <draw:g>
                  <svg:desc>Sheet2.A50:Sheet2.A50</svg:desc>
                </draw:g>
              </table:table-cell>
              <table:table-cell office:value-type="float" office:value="1065637">
                <text:p>1065637</text:p>
                <draw:g>
                  <svg:desc>Sheet2.B50:Sheet2.B50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Sheet2.A51:Sheet2.A51</svg:desc>
                </draw:g>
              </table:table-cell>
              <table:table-cell office:value-type="float" office:value="760402">
                <text:p>760402</text:p>
                <draw:g>
                  <svg:desc>Sheet2.B51:Sheet2.B5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